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10000033AAFEB2BAEA425AFE3.jpg" manifest:media-type="image/jpeg"/>
  <manifest:file-entry manifest:full-path="Pictures/10000000000002ED0000022B121431A6403C00D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magine1" text:anchor-type="paragraph" svg:width="17cm" svg:height="12.596cm" draw:z-index="0"><draw:image xlink:href="Pictures/10000000000002ED0000022B121431A6403C00DB.jpg" xlink:type="simple" xlink:show="embed" xlink:actuate="onLoad" loext:mime-type="image/jpeg"/></draw:frame><draw:frame draw:style-name="fr2" draw:name="Immagine2" text:anchor-type="paragraph" svg:x="-0.355cm" svg:y="12.594cm" svg:width="17.842cm" svg:height="12.607cm" draw:z-index="1"><draw:image xlink:href="Pictures/10000000000004910000033AAFEB2BAEA425AFE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54:54.915199559</meta:creation-date>
    <meta:editing-duration>PT51S</meta:editing-duration>
    <meta:editing-cycles>3</meta:editing-cycles>
    <meta:generator>LibreOffice/6.0.7.3$Linux_X86_64 LibreOffice_project/00m0$Build-3</meta:generator>
    <dc:date>2019-08-23T14:08:43.151471590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